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00A0000000AF53FA6799B05B974.gif" manifest:media-type="image/gif"/>
  <manifest:file-entry manifest:full-path="Pictures/100002000000000A0000000A0F0DD96048D66661.gif" manifest:media-type="image/gif"/>
  <manifest:file-entry manifest:full-path="Pictures/100002000000000A0000000AEC2E6D2114137625.gif" manifest:media-type="image/gif"/>
  <manifest:file-entry manifest:full-path="Pictures/100002000000000A0000000AF5ADC307DE6CE3E6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8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4.626cm"/>
    </style:style>
    <style:style style:name="pr6" style:family="presentation" style:parent-style-name="Default-title">
      <style:graphic-properties fo:min-height="2.204cm"/>
    </style:style>
    <style:style style:name="pr7" style:family="presentation" style:parent-style-name="Default-outline1">
      <style:graphic-properties fo:min-height="16.91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outline1">
      <style:graphic-properties draw:auto-grow-height="true" fo:min-height="15.13cm"/>
    </style:style>
    <style:style style:name="pr10" style:family="presentation" style:parent-style-name="Default-title">
      <style:graphic-properties fo:min-height="3.506cm"/>
    </style:style>
    <style:style style:name="pr11" style:family="presentation" style:parent-style-name="Default-outline1">
      <style:graphic-properties fo:min-height="5.25cm"/>
    </style:style>
    <style:style style:name="pr12" style:family="presentation" style:parent-style-name="Default-outline1">
      <style:graphic-properties draw:auto-grow-height="true" fo:min-height="15.251cm"/>
    </style:style>
    <style:style style:name="pr13" style:family="presentation" style:parent-style-name="Default-outline1">
      <style:graphic-properties fo:min-height="12.763cm"/>
    </style:style>
    <style:style style:name="P1" style:family="paragraph">
      <style:paragraph-properties style:text-autospace="none"/>
    </style:style>
    <style:style style:name="P2" style:family="paragraph">
      <style:text-properties fo:color="#0000ff" style:font-name="Arial1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color="#0000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top="0cm" fo:margin-bottom="0.5cm"/>
    </style:style>
    <style:style style:name="P11" style:family="paragraph">
      <style:paragraph-properties fo:margin-top="0cm" fo:margin-bottom="0.3cm"/>
    </style:style>
    <style:style style:name="T1" style:family="text">
      <style:text-properties fo:color="#0000ff" style:text-outline="false" style:text-line-through-style="none" style:text-line-through-type="none" style:font-name="Arial1" fo:font-size="44pt" fo:language="zxx" fo:country="none" fo:font-style="normal" fo:text-shadow="none" style:text-underline-style="none" fo:font-weight="normal" style:letter-kerning="true" style:font-name-asian="NimbusSanL-Bold1" style:font-size-asian="44pt" style:language-asian="zxx" style:country-asian="none" style:font-style-asian="normal" style:font-weight-asian="normal" style:font-name-complex="NimbusSanL-Bold1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style:use-window-font-color="true" style:text-outline="false" style:text-line-through-style="none" style:text-line-through-type="none" style:font-name="Arial" fo:font-size="24pt" fo:language="zxx" fo:country="none" fo:font-style="normal" fo:text-shadow="none" style:text-underline-style="none" fo:font-weight="normal" style:letter-kerning="true" style:font-name-asian="Andale Sans UI" style:font-size-asian="24pt" style:language-asian="zxx" style:country-asian="none" style:font-style-asian="normal" style:font-weight-asian="normal" style:font-name-complex="Tahoma" style:font-size-complex="24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fo:color="#5eb91e" fo:font-weight="bold" style:font-weight-asian="bold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Arial1" fo:font-size="32pt" fo:font-weight="normal" style:font-size-asian="32pt" style:font-weight-asian="normal" style:font-size-complex="32pt" style:font-weight-complex="normal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32pt" fo:language="zxx" fo:country="none" fo:font-style="normal" fo:text-shadow="none" style:text-underline-style="none" fo:font-weight="normal" style:letter-kerning="true" style:font-name-asian="Andale Sans UI" style:font-size-asian="32pt" style:language-asian="zxx" style:country-asian="none" style:font-style-asian="normal" style:font-weight-asian="normal" style:font-name-complex="Tahoma" style:font-size-complex="32pt" style:language-complex="zxx" style:country-complex="none" style:font-style-complex="normal" style:font-weight-complex="normal" style:text-emphasize="none" style:font-relief="none"/>
    </style:style>
    <style:style style:name="T14" style:family="text">
      <style:text-properties fo:color="#5eb91e" style:text-outline="false" style:text-line-through-style="none" style:text-line-through-type="none" style:font-name="Arial" fo:font-size="24pt" fo:language="zxx" fo:country="none" fo:font-style="normal" fo:text-shadow="none" style:text-underline-style="none" fo:font-weight="bold" style:letter-kerning="true" style:font-name-asian="Andale Sans UI" style:font-size-asian="24pt" style:language-asian="zxx" style:country-asian="none" style:font-style-asian="normal" style:font-weight-asian="bold" style:font-name-complex="Tahoma" style:font-size-complex="24pt" style:language-complex="zxx" style:country-complex="none" style:font-style-complex="normal" style:font-weight-complex="bold" style:text-emphasize="none" style:font-relief="none"/>
    </style:style>
    <style:style style:name="T15" style:family="text">
      <style:text-properties style:use-window-font-color="true" style:text-outline="false" style:text-line-through-style="none" style:text-line-through-type="none" style:font-name="Arial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16" style:family="text">
      <style:text-properties fo:color="#5eb91e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5eb91e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F53FA6799B05B974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0F0DD96048D66661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EC2E6D2114137625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F5ADC307DE6CE3E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CL Visualization - A Reality Check</presentation:footer-decl>
      <presentation:footer-decl presentation:name="ftr2">OCL Map Type</presentation:footer-decl>
      <presentation:date-time-decl presentation:name="dtd1" presentation:source="fixed">16-September-2019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473cm" svg:x="1.4cm" svg:y="0.854cm" presentation:class="title" presentation:user-transformed="true">
          <draw:text-box>
            <text:p text:style-name="P1"><text:span text:style-name="T1">An OCL Map Type</text:span></text:p>
          </draw:text-box>
        </draw:frame>
        <draw:frame presentation:style-name="pr2" draw:text-style-name="P6" draw:layer="layout" svg:width="14.667cm" svg:height="14.686cm" svg:x="6.583cm" svg:y="4.946cm" presentation:class="subtitle" presentation:user-transformed="true">
          <draw:text-box>
            <text:p text:style-name="P3">Edward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OCL 2019 @ MODELS 2019</text:span></text:p>
            <text:p><text:span text:style-name="T6"/></text:p>
            <text:p>16th September 2019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7">OCL Aggregate Types</text:span></text:p>
          </draw:text-box>
        </draw:frame>
        <draw:frame presentation:style-name="pr5" draw:layer="layout" svg:width="25.834cm" svg:height="14.626cm" svg:x="1.499cm" svg:y="5.208cm" presentation:class="outline" presentation:user-transformed="true">
          <draw:text-box>
            <text:list text:style-name="L2">
              <text:list-item>
                <text:p><text:span text:style-name="T8">Collections (Bag, OrderedSet, Sequence, Set)</text:span></text:p>
              </text:list-item>
              <text:list-item>
                <text:p><text:span text:style-name="T8">Tuples</text:span></text:p>
              </text:list-item>
              <text:list-item>
                <text:p xml:id="id1" text:id="id1">Nested Collections</text:p>
              </text:list-item>
              <text:list-item>
                <text:p xml:id="id2" text:id="id2">Type Constructors (shadow types)</text:p>
              </text:list-item>
              <text:list-item>
                <text:p xml:id="id3" text:id="id3">?? Map ??</text:p>
                <text:list>
                  <text:list-item>
                    <text:p xml:id="id4" text:id="id4">use Set(Tuple(key, value))</text:p>
                  </text:list-item>
                  <text:list-item>
                    <text:p xml:id="id5" text:id="id5">No</text:p>
                    <text:list>
                      <text:list-item>
                        <text:p xml:id="id6" text:id="id6"><text:span text:style-name="T9">Set</text:span>(Tuple(key, value)) has unique key+value pairs</text:p>
                      </text:list-item>
                      <text:list-item>
                        <text:p xml:id="id7" text:id="id7">Map(key, value) has unique keys with associated 'co-value'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5.199cm" svg:height="2.204cm" svg:x="1.4cm" svg:y="0.837cm" presentation:class="title" presentation:user-transformed="true">
          <draw:text-box>
            <text:p>Map philosophy</text:p>
          </draw:text-box>
        </draw:frame>
        <draw:frame presentation:style-name="pr7" draw:layer="layout" svg:width="25.199cm" svg:height="16.917cm" svg:x="1.426cm" svg:y="3.583cm" presentation:class="outline" presentation:user-transformed="true">
          <draw:text-box>
            <text:list text:style-name="L2">
              <text:list-item>
                <text:p>Java Map very familiar - mutable</text:p>
                <text:list>
                  <text:list-item>
                    <text:p>put(k, v) modifies the map</text:p>
                  </text:list-item>
                  <text:list-item>
                    <text:p>get(k) / contains(k) interrogates the map</text:p>
                    <text:list>
                      <text:list-item>
                        <text:p>get() returning null is ambiguous: null-value-hit/key-miss</text:p>
                      </text:list-item>
                    </text:list>
                  </text:list-item>
                </text:list>
              </text:list-item>
              <text:list-item>
                <text:p xml:id="id8" text:id="id8">OCL Map - immutable</text:p>
                <text:list>
                  <text:list-item>
                    <text:p xml:id="id9" text:id="id9">'mutation' =&gt; new Map with changed contents</text:p>
                    <text:list>
                      <text:list-item>
                        <text:p xml:id="id10" text:id="id10">including(k,v) rather than put(k,v)</text:p>
                      </text:list-item>
                      <text:list-item>
                        <text:p xml:id="id11" text:id="id11">at(k) rather than get(k)</text:p>
                        <text:list>
                          <text:list-item>
                            <text:p xml:id="id12" text:id="id12">returns invalid for a miss</text:p>
                          </text:list-item>
                          <text:list-item>
                            <text:p xml:id="id13" text:id="id13">returns null for a null value</text:p>
                          </text:list-item>
                          <text:list-item>
                            <text:p xml:id="id14" text:id="id14">semantically identical to OrderedCollection.at(Integer)</text:p>
                          </text:list-item>
                        </text:list>
                      </text:list-item>
                      <text:list-item>
                        <text:p xml:id="id15" text:id="id15">includes(k) rather than contains(k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in Eclipse OCL (2015-06)</text:p>
          </draw:text-box>
        </draw:frame>
        <draw:frame presentation:style-name="pr9" draw:layer="layout" svg:width="26.058cm" svg:height="15.13cm" svg:x="1.4cm" svg:y="4.914cm" presentation:class="outline" presentation:user-transformed="true">
          <draw:text-box>
            <text:list text:style-name="L2">
              <text:list-item>
                <text:p><text:span text:style-name="T10">Map</text:span>(K,V) type declaration</text:p>
              </text:list-item>
              <text:list-item>
                <text:p><text:span text:style-name="T10">Map{</text:span>k1<text:span text:style-name="T10">&lt;-</text:span>v1, k2<text:span text:style-name="T10">&lt;-</text:span>v2<text:span text:style-name="T10">}</text:span> literal expression</text:p>
              </text:list-item>
              <text:list-item>
                <text:p xml:id="id16" text:id="id16" text:style-name="P10">Operations</text:p>
                <text:list>
                  <text:list-item>
                    <text:p xml:id="id17" text:id="id17" text:style-name="P11"><text:span text:style-name="T11">isEmpty(), notEmpty(), size(), =, &lt;&gt;</text:span></text:p>
                  </text:list-item>
                  <text:list-item>
                    <text:p xml:id="id18" text:id="id18" text:style-name="P11"><text:span text:style-name="T9">at(k), keys(), values()</text:span></text:p>
                  </text:list-item>
                  <text:list-item>
                    <text:p xml:id="id19" text:id="id19" text:style-name="P11"><text:span text:style-name="T9">excludes(k), excludes(k,v), excludesAll(ks), excludesMap(m), excludesValue(v)</text:span></text:p>
                  </text:list-item>
                  <text:list-item>
                    <text:p xml:id="id20" text:id="id20" text:style-name="P11"><text:span text:style-name="T9">includes(k), includes(k,v), includesAll(ks), includesMap(m), includesValue(v)</text:span></text:p>
                  </text:list-item>
                  <text:list-item>
                    <text:p xml:id="id21" text:id="id21" text:style-name="P11"><text:span text:style-name="T9">excluding(k), excluding(k,v), excludingAll(k), excludingMap(m)</text:span></text:p>
                  </text:list-item>
                  <text:list-item>
                    <text:p xml:id="id22" text:id="id22" text:style-name="P11"><text:span text:style-name="T9">including(k, v), includingMap(m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Map implementation Phase 1</text:p>
          </draw:text-box>
        </draw:frame>
        <draw:frame presentation:style-name="pr11" draw:layer="layout" svg:width="25.199cm" svg:height="5.25cm" svg:x="1.4cm" svg:y="4.333cm" presentation:class="outline" presentation:user-transformed="true">
          <draw:text-box>
            <text:list text:style-name="L2">
              <text:list-item>
                <text:p><text:span text:style-name="T12">Supports simple Map construction and use</text:span></text:p>
              </text:list-item>
              <text:list-item>
                <text:p><text:span text:style-name="T12">Any non-trivial Map construction is &gt;= quadratic</text:span></text:p>
                <text:list>
                  <text:list-item>
                    <text:p><text:span text:style-name="T12">new Map is constructed for each addition</text:span></text:p>
                  </text:list-item>
                </text:list>
              </text:list-item>
            </text:list>
          </draw:text-box>
        </draw:frame>
        <draw:frame presentation:style-name="pr10" draw:layer="layout" svg:width="25.199cm" svg:height="3.506cm" svg:x="1.5cm" svg:y="9.541cm" presentation:class="title" presentation:user-transformed="true">
          <draw:text-box>
            <text:p xml:id="id23" text:id="id23">Map implementation Phase 2</text:p>
          </draw:text-box>
        </draw:frame>
        <draw:frame presentation:style-name="pr11" draw:layer="layout" svg:width="25.199cm" svg:height="5.25cm" svg:x="1.426cm" svg:y="13cm" presentation:class="outline" presentation:user-transformed="true">
          <draw:text-box>
            <text:list text:style-name="L2">
              <text:list-item>
                <text:p xml:id="id24" text:id="id24"><text:span text:style-name="T12">Support iterated Map construction</text:span></text:p>
                <text:list>
                  <text:list-item>
                    <text:p xml:id="id25" text:id="id25"><text:span text:style-name="T12">potentially linear cost</text:span></text:p>
                  </text:list-item>
                </text:list>
              </text:list-item>
              <text:list-item>
                <text:p xml:id="id26" text:id="id26"><text:span text:style-name="T12">Support Map iterators over key and co-valu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p in Eclipse OCL (2019-03)</text:p>
          </draw:text-box>
        </draw:frame>
        <draw:frame presentation:style-name="pr12" draw:layer="layout" svg:width="26.058cm" svg:height="15.251cm" svg:x="1.4cm" svg:y="4.291cm" presentation:class="outline" presentation:user-transformed="true">
          <draw:text-box>
            <text:list text:style-name="L2">
              <text:list-item>
                <text:p text:style-name="P10"><text:span text:style-name="T13">Collection(T)</text:span></text:p>
                <text:list>
                  <text:list-item>
                    <text:p><text:span text:style-name="T14">collectBy</text:span><text:span text:style-name="T9">(k | f(k)) <text:s/></text:span><text:span text:style-name="T15">returns</text:span><text:span text:style-name="T9"> <text:s/>Map(k&lt;-f(k))</text:span></text:p>
                  </text:list-item>
                  <text:list-item>
                    <text:p><text:span text:style-name="T14">inverseCollectBy</text:span><text:span text:style-name="T9">(k | f(k)) <text:s/></text:span><text:span text:style-name="T15">returns</text:span><text:span text:style-name="T11"> <text:s/>Map(f(k)&lt;-k)</text:span></text:p>
                  </text:list-item>
                </text:list>
              </text:list-item>
              <text:list-item>
                <text:p xml:id="id27" text:id="id27">Map(K,V) like-a Set(K) with co-values of type V</text:p>
                <text:list>
                  <text:list-item>
                    <text:p xml:id="id28" text:id="id28"><text:span text:style-name="T11">any(), collect(), collectNested(), exists(), forAll(), isUnique(), iterate(), one(), reject(), select()</text:span></text:p>
                  </text:list-item>
                  <text:list-item>
                    <text:p xml:id="id29" text:id="id29"><text:span text:style-name="T14">collectBy</text:span><text:span text:style-name="T9">(k | f(k)) <text:s/></text:span><text:span text:style-name="T15">returns</text:span><text:span text:style-name="T11"> <text:s/>Map(k&lt;-f(k))</text:span></text:p>
                  </text:list-item>
                </text:list>
              </text:list-item>
              <text:list-item>
                <text:p xml:id="id30" text:id="id30"><text:span text:style-name="T8">co-iterators: iterator-decl </text:span><text:span text:style-name="T16">&lt;- co-iterator-decl</text:span></text:p>
                <text:list>
                  <text:list-item>
                    <text:p xml:id="id31" text:id="id31"><text:span text:style-name="T9">aMap-&gt;collect(k1</text:span><text:span text:style-name="T14">&lt;-v1</text:span><text:span text:style-name="T9"> | f(k1,v1))</text:span></text:p>
                  </text:list-item>
                  <text:list-item>
                    <text:p xml:id="id32" text:id="id32"><text:span text:style-name="T9">aMap-&gt;forAll(k1</text:span><text:span text:style-name="T14">&lt;-v1</text:span><text:span text:style-name="T9">, k2</text:span><text:span text:style-name="T17">&lt;-v2</text:span><text:span text:style-name="T11"> | f(k1,v1,k2,v2)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2" presentation:use-date-time-name="dtd1">
        <office:forms form:automatic-focus="false" form:apply-design-mode="false"/>
        <draw:frame presentation:style-name="pr10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13" draw:layer="layout" svg:width="25.199cm" svg:height="12.763cm" svg:x="1.426cm" svg:y="4.39cm" presentation:class="outline" presentation:user-transformed="true">
          <draw:text-box>
            <text:list text:style-name="L2">
              <text:list-item>
                <text:p text:style-name="P10"><text:span text:style-name="T13">Collection(T)</text:span></text:p>
                <text:list>
                  <text:list-item>
                    <text:p><text:span text:style-name="T9">collectBy(k | kf(k) &lt;- vf(k)) <text:s/></text:span><text:span text:style-name="T15">returns</text:span><text:span text:style-name="T9"> <text:s/>Map(kf(k)&lt;-vf(k))</text:span></text:p>
                    <text:list>
                      <text:list-item>
                        <text:p xml:id="id33" text:id="id33"><text:span text:style-name="T9">makes inverseCollectBy redundant</text:span></text:p>
                      </text:list-item>
                    </text:list>
                  </text:list-item>
                </text:list>
              </text:list-item>
              <text:list-item>
                <text:p xml:id="id34" text:id="id34"><text:span text:style-name="T13">Entry(K,V)</text:span></text:p>
                <text:list>
                  <text:list-item>
                    <text:p xml:id="id35" text:id="id35"><text:span text:style-name="T9">collectBy(k | let f = f(k) in kf(f) &lt;- vf(f))</text:span></text:p>
                    <text:list>
                      <text:list-item>
                        <text:p xml:id="id36" text:id="id36"><text:span text:style-name="T9">needs an Entry(K,V) type for "f"</text:span></text:p>
                      </text:list-item>
                    </text:list>
                  </text:list-item>
                </text:list>
              </text:list-item>
              <text:list-item>
                <text:p xml:id="id37" text:id="id37"><text:span text:style-name="T13">Multi-map</text:span></text:p>
                <text:list>
                  <text:list-item>
                    <text:p xml:id="id38" text:id="id38"><text:span text:style-name="T9">OCL is lossless</text:span></text:p>
                    <text:list>
                      <text:list-item>
                        <text:p xml:id="id39" text:id="id39"><text:span text:style-name="T9">collectBy collisions =&gt; multimap rather than los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SanL-Bold1" svg:font-family="NimbusSanL-Bold"/>
    <style:font-face style:name="Arial2" svg:font-family="Arial" style:font-family-generic="swiss"/>
    <style:font-face style:name="Arial5" svg:font-family="Arial, Arial" style:font-family-generic="swiss"/>
    <style:font-face style:name="Courier New2" svg:font-family="'Courier New'" style:font-family-generic="swiss" style:font-pitch="fixed"/>
    <style:font-face style:name="Andale Sans UI1" svg:font-family="'Andale Sans UI'" style:font-pitch="variable"/>
    <style:font-face style:name="NimbusSanL-Bold" svg:font-family="NimbusSanL-Bold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Arial3" svg:font-family="Arial, 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4" svg:font-family="Arial, Arial" style:font-family-generic="swiss" style:font-pitch="variable"/>
    <style:font-face style:name="Courier New1" svg:font-family="'Courier New'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Arial6" svg:font-family="Arial" style:font-family-generic="system" style:font-pitch="variable"/>
    <style:font-face style:name="Arial7" svg:font-family="Arial, Arial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2" fo:font-family="'Courier New'" style:font-family-generic="swiss" style:font-pitch="fixed" fo:font-size="10pt" fo:font-weight="bold" style:font-name-asian="Courier New2" style:font-family-asian="'Courier New'" style:font-family-generic-asian="swiss" style:font-pitch-asian="fixed" style:font-size-asian="10pt" style:font-weight-asian="bold" style:font-name-complex="Courier New2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2" fo:font-family="'Courier New'" style:font-family-generic="swiss" style:font-pitch="fixed" style:font-name-asian="Courier New2" style:font-family-asian="'Courier New'" style:font-family-generic-asian="swiss" style:font-pitch-asian="fixed" style:font-name-complex="Courier New2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2" fo:font-family="'Courier New'" style:font-family-generic="swiss" style:font-pitch="fixed" fo:font-size="10pt" style:font-name-asian="Courier New2" style:font-family-asian="'Courier New'" style:font-family-generic-asian="swiss" style:font-pitch-asian="fixed" style:font-size-asian="10pt" style:font-name-complex="Courier New2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P.11.102553" style:family="graphic">
      <style:paragraph-properties style:text-autospace="none"/>
    </style:style>
    <style:style style:name="SP.11.102459" style:family="graphic">
      <style:paragraph-properties style:text-autospace="none"/>
    </style:style>
    <style:style style:name="SP.11.102551" style:family="graphic">
      <style:paragraph-properties style:text-autospace="none"/>
    </style:style>
    <style:style style:name="SC.11.65700" style:family="graphic">
      <style:paragraph-properties style:line-height-at-least="0.746cm" style:text-autospace="none"/>
      <style:text-properties fo:color="#000000" style:font-name="Arial5" fo:font-family="Arial, Arial" style:font-family-generic="swiss" fo:font-size="12pt" fo:font-weight="bold" style:font-name-asian="Arial5" style:font-family-asian="Arial, Arial" style:font-family-generic-asian="swiss" style:font-size-asian="12pt" style:font-weight-asian="bold" style:font-name-complex="Arial5" style:font-family-complex="Arial, Arial" style:font-family-generic-complex="swiss" style:font-size-complex="12pt" style:font-weight-complex="bold"/>
    </style:style>
    <style:style style:name="Default-background" style:family="presentation">
      <style:graphic-properties draw:stroke="none" draw:fill="none" draw:gradient-step-count="64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F53FA6799B05B974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0F0DD96048D66661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EC2E6D2114137625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F5ADC307DE6CE3E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gradient-step-count="6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666699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Arial1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5" draw:layer="backgroundobjects" svg:width="28cm" svg:height="0.917cm" svg:x="0cm" svg:y="20.084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2" draw:layer="backgroundobjects" svg:width="4.69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376cm" svg:height="0.72cm" svg:x="5.135cm" svg:y="20.28cm" presentation:class="footer">
        <draw:text-box>
          <text:p text:style-name="MP6"><text:span text:style-name="MT2"><presentation:footer/></text:span></text:p>
        </draw:text-box>
      </draw:frame>
      <draw:frame presentation:style-name="Mpr2" draw:text-style-name="MP4" draw:layer="backgroundobjects" svg:width="1.17cm" svg:height="0.72cm" svg:x="26.65cm" svg:y="20.28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7.15cm" svg:height="0.806cm" svg:x="15.275cm" svg:y="20.15cm">
        <draw:text-box>
          <text:p><text:span text:style-name="MT3">Made available under EPL 2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7DT18H52M</meta:editing-duration>
    <meta:editing-cycles>211</meta:editing-cycles>
    <meta:generator>LibreOffice/6.2.5.2$Windows_X86_64 LibreOffice_project/1ec314fa52f458adc18c4f025c545a4e8b22c159</meta:generator>
    <dc:date>2019-09-15T07:48:32.216000000</dc:date>
    <meta:document-statistic meta:object-count="53"/>
  </office:meta>
</office:document-meta>
</file>